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rsid="00a51964" officeooo:paragraph-rsid="00a51964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a51964" officeooo:paragraph-rsid="00a51964" style:font-size-asian="12pt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normal" officeooo:rsid="00a51964" officeooo:paragraph-rsid="00a51964" style:font-size-asian="12pt" style:font-weight-asian="normal" style:font-name-complex="Times New Roman1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a51964" officeooo:paragraph-rsid="00a51964" style:font-size-asian="12pt" style:font-weight-asian="normal" style:font-name-complex="Times New Roman1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928f2a" style:font-size-asian="12pt" style:font-name-complex="Times New Roman1"/>
    </style:style>
    <style:style style:name="P7" style:family="paragraph" style:parent-style-name="Standard">
      <style:paragraph-properties fo:text-align="justify" style:justify-single-word="false"/>
      <style:text-properties style:use-window-font-color="true" officeooo:paragraph-rsid="006a78af"/>
    </style:style>
    <style:style style:name="P8" style:family="paragraph" style:parent-style-name="Standard">
      <style:paragraph-properties fo:text-align="justify" style:justify-single-word="false"/>
      <style:text-properties style:use-window-font-color="true" officeooo:paragraph-rsid="00a51964"/>
    </style:style>
    <style:style style:name="P9" style:family="paragraph" style:parent-style-name="Standard">
      <style:paragraph-properties fo:text-align="justify" style:justify-single-word="false"/>
      <style:text-properties officeooo:paragraph-rsid="00a51964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officeooo:rsid="00a24328" style:font-size-asian="18pt" style:font-weight-asian="bold" style:font-name-complex="Times New Roman1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a24328" officeooo:paragraph-rsid="006a78af" style:font-name-asian="Times New Roman1" style:font-size-asian="12pt" style:font-weight-asian="normal" style:font-name-complex="Times New Roman1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a24328" officeooo:paragraph-rsid="00a51964" style:font-name-asian="Times New Roman1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ac7406" officeooo:paragraph-rsid="00ac7406" style:font-name-asian="Times New Roman1" style:font-size-asian="12pt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a24328" officeooo:paragraph-rsid="006a78af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officeooo:rsid="00a24328" officeooo:paragraph-rsid="00ab625e"/>
    </style:style>
    <style:style style:name="T1" style:family="text">
      <style:text-properties style:use-window-font-color="true"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" style:family="text">
      <style:text-properties style:use-window-font-color="true" style:font-name="Times New Roman" fo:font-size="12pt" fo:language="es" fo:country="ES" fo:font-weight="normal" officeooo:rsid="00a24328" style:font-name-asian="Times New Roman1" style:font-size-asian="12pt" style:font-weight-asian="normal" style:font-name-complex="Times New Roman1" style:font-size-complex="12pt" style:font-weight-complex="normal"/>
    </style:style>
    <style:style style:name="T3" style:family="text">
      <style:text-properties style:use-window-font-color="true" style:font-name="Times New Roman" fo:font-size="12pt" fo:language="es" fo:country="ES" fo:font-weight="normal" officeooo:rsid="00a51964" style:font-name-asian="Times New Roman1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use-window-font-color="true" style:font-name="Times New Roman" fo:font-size="12pt" fo:language="es" fo:country="ES" fo:font-weight="normal" officeooo:rsid="00a73ccd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use-window-font-color="true" style:font-name="Times New Roman" fo:font-size="12pt" fo:language="es" fo:country="ES" fo:font-weight="normal" officeooo:rsid="00a9da69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use-window-font-color="true" style:font-name="Times New Roman" fo:font-size="12pt" fo:language="es" fo:country="ES" fo:font-weight="normal" officeooo:rsid="00ab625e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s" fo:country="ES" fo:font-weight="normal" officeooo:rsid="00a24328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language="es" fo:country="ES" fo:font-weight="normal" officeooo:rsid="00a51964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language="es" fo:country="ES" fo:font-weight="normal" officeooo:rsid="00a6e118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language="es" fo:country="ES" fo:font-weight="bold" officeooo:rsid="00a24328" style:font-name-asian="Times New Roman1" style:font-size-asian="12pt" style:font-weight-asian="bold" style:font-name-complex="Times New Roman1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CTA DE CONSTITUCIÓN DE ASOCIACIÓN</text:p>
      <text:p text:style-name="P6"/>
      <text:p text:style-name="P2">REUNIDOS</text:p>
      <text:p text:style-name="P4"/>
      <text:p text:style-name="P5">id-unid-3</text:p>
      <text:p text:style-name="P4">Todos los reunidos, </text:p>
      <text:p text:style-name="P3">EXPONEN</text:p>
      <text:p text:style-name="P1">PRIMERO.</text:p>
      <text:p text:style-name="P7"><text:span text:style-name="T7">La sociedad se denomina </text:span><text:span text:style-name="T8">id-unid-0</text:span></text:p>
      <text:p text:style-name="P11">En el lugar, fecha y hora indicados, se reúnen las personas reseñadas, todas ellas con capacidad de obrar suficiente para la constitución de una asociación amparada en el artículo 22 de la Constitución Española. </text:p>
      <text:p text:style-name="P11"/>
      <text:p text:style-name="P8"><text:span text:style-name="T11">SEGUNDO.</text:span><text:span text:style-name="T8"> </text:span></text:p>
      <text:p text:style-name="P8"><text:span text:style-name="T8">Que, por unanimidad han sido elegidos para presidir la sesión </text:span><text:span text:style-name="T9">id-unid-6</text:span><text:span text:style-name="T8"> y para actuar como Secretario </text:span><text:span text:style-name="T9">id-unid-7</text:span><text:span text:style-name="T8">. </text:span></text:p>
      <text:p text:style-name="P11"/>
      <text:p text:style-name="P8"><text:span text:style-name="T11">TERCERO.</text:span><text:span text:style-name="T8"> </text:span></text:p>
      <text:p text:style-name="P12">Se procede a dar lectura del proyecto de Estatutos por el que ha de regirse la asociación y que han sido redactados con carácter previo al presente acto. </text:p>
      <text:p text:style-name="P11"/>
      <text:p text:style-name="P8"><text:span text:style-name="T11">CUARTO.</text:span><text:span text:style-name="T8"> </text:span></text:p>
      <text:p text:style-name="P9"><text:span text:style-name="T2">La Asociación tiene una duración </text:span><text:span text:style-name="T4">id-unid-new3</text:span></text:p>
      <text:p text:style-name="P11"/>
      <text:p text:style-name="P8"><text:span text:style-name="T11">QUINTO.</text:span><text:span text:style-name="T8"> </text:span></text:p>
      <text:p text:style-name="P12">Tras el debate y deliberación de los Estatutos, se adoptan los siguientes: </text:p>
      <text:p text:style-name="P11"/>
      <text:p text:style-name="P14">ACUERDOS </text:p>
      <text:p text:style-name="P11"/>
      <text:p text:style-name="P7"><text:span text:style-name="T11">PRIMERO.</text:span><text:span text:style-name="T8"> CONSTITUCIÓN DE LA ASOCIACIÓN </text:span></text:p>
      <text:p text:style-name="P11"/>
      <text:p text:style-name="P7"><text:soft-page-break/><text:span text:style-name="T8">Las partes han acordado constituir una asociación sin ánimo de lucro, en base <text:s/>a la Ley reguladora del Derecho de Asociación, cuya denominación exacta será </text:span><text:span text:style-name="T10">id-unid-0</text:span><text:span text:style-name="T8">, estará domiciliada en </text:span><text:span text:style-name="T9">id-unid-1</text:span><text:span text:style-name="T8">, y tendrá como fin: </text:span></text:p>
      <text:p text:style-name="P7"><text:span text:style-name="T8"><text:s/></text:span><text:span text:style-name="T9">id-unid-2</text:span></text:p>
      <text:p text:style-name="P11"/>
      <text:p text:style-name="P7"><text:span text:style-name="T11">SEGUNDO.</text:span><text:span text:style-name="T8"> ÓRGANO DE GOBIERNO </text:span></text:p>
      <text:p text:style-name="P11">Las partes han decidido nombrar a los siguientes miembros del órgano de representación inicial de la asociación: <text:s text:c="2"/></text:p>
      <text:p text:style-name="P7"><text:span text:style-name="T8">- </text:span><text:span text:style-name="T9">id-unid-6</text:span><text:span text:style-name="T8">, como Presidente </text:span></text:p>
      <text:p text:style-name="P7"><text:span text:style-name="T8">- </text:span><text:span text:style-name="T9">id-unid-7</text:span><text:span text:style-name="T8">, como Secretario </text:span></text:p>
      <text:p text:style-name="P11"/>
      <text:p text:style-name="P7"><text:span text:style-name="T11">TERCERO.</text:span><text:span text:style-name="T8"> APROBACIÓN DE ESTATUTOS </text:span></text:p>
      <text:p text:style-name="P7"><text:span text:style-name="T8">Las partes acuerdan aprobar los Estatutos sociales de la Asociación: "</text:span><text:span text:style-name="T9">id-unid-0</text:span><text:span text:style-name="T8">", cuyo tenor literal se refleja en el documento anexo a este acta fundacional, extendidos en duplicado, firmado por todos los socios fundadores y fechado en igual fecha que la presente acta fundacional. </text:span></text:p>
      <text:p text:style-name="P11"/>
      <text:p text:style-name="P7"><text:span text:style-name="T11">CUARTO.</text:span><text:span text:style-name="T8"> FORMALIDADES </text:span></text:p>
      <text:p text:style-name="P15"><text:span text:style-name="T1">El órgano de representación inicial designado se encargará de realizar los trámites y actuaciones que sean necesarias ante el Registro de Asociaciones para proceder a la inscripción de la asociación.</text:span><text:span text:style-name="T5"> </text:span></text:p>
      <text:p text:style-name="P15"><text:span text:style-name="T6">id-unid-8</text:span></text:p>
      <text:p text:style-name="P13"><text:s text:c="2"/></text:p>
      <text:p text:style-name="P7"><text:span text:style-name="T8">En </text:span><text:span text:style-name="T9">id-unid-9</text:span><text:span text:style-name="T8">, a </text:span><text:span text:style-name="T9">id-dec-10</text:span><text:span text:style-name="T8">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AMEJO ALARCON, J. (JUAN)</meta:initial-creator>
    <meta:editing-cycles>146</meta:editing-cycles>
    <meta:creation-date>2019-11-25T09:28:00</meta:creation-date>
    <dc:date>2020-08-12T17:56:22.647615644</dc:date>
    <meta:editing-duration>P2DT1H9M28S</meta:editing-duration>
    <meta:generator>LibreOffice/6.4.3.2$MacOSX_X86_64 LibreOffice_project/747b5d0ebf89f41c860ec2a39efd7cb15b54f2d8</meta:generator>
    <meta:document-statistic meta:table-count="0" meta:image-count="0" meta:object-count="0" meta:page-count="2" meta:paragraph-count="31" meta:word-count="272" meta:character-count="1805" meta:non-whitespace-character-count="15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